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35cm"/>
    </style:style>
    <style:style style:name="co3" style:family="table-column">
      <style:table-column-properties fo:break-before="auto" style:column-width="8.657cm"/>
    </style:style>
    <style:style style:name="co4" style:family="table-column">
      <style:table-column-properties fo:break-before="auto" style:column-width="13.347cm"/>
    </style:style>
    <style:style style:name="co5" style:family="table-column">
      <style:table-column-properties fo:break-before="auto" style:column-width="11.183cm"/>
    </style:style>
    <style:style style:name="co6" style:family="table-column">
      <style:table-column-properties fo:break-before="auto" style:column-width="5.604cm"/>
    </style:style>
    <style:style style:name="co7" style:family="table-column">
      <style:table-column-properties fo:break-before="auto" style:column-width="5.743cm"/>
    </style:style>
    <style:style style:name="co9" style:family="table-column">
      <style:table-column-properties fo:break-before="auto" style:column-width="1.942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ffcc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Excel_20_Built-in_20_Normal">
      <style:table-cell-properties fo:background-color="#ffffff"/>
    </style:style>
    <style:style style:name="ce4" style:family="table-cell" style:parent-style-name="Excel_20_Built-in_20_Normal"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Excel_20_Built-in_20_Normal">
      <style:table-cell-properties fo:background-color="#ffcc99" style:text-align-source="fix" style:repeat-content="false"/>
      <style:paragraph-properties fo:text-align="center" fo:margin-left="0cm"/>
      <style:text-properties style:use-window-font-color="true" style:font-name="Calibri" fo:font-size="14pt" fo:font-weight="bold" style:font-size-asian="14pt" style:font-weight-asian="bold" style:font-name-complex="Calibri" style:font-size-complex="14pt" style:font-weight-complex="bold"/>
    </style:style>
    <style:style style:name="ce6" style:family="table-cell" style:parent-style-name="Excel_20_Built-in_20_Normal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Excel_20_Built-in_20_Normal">
      <style:table-cell-properties fo:background-color="#99ff66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0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Excel_20_Built-in_20_Normal">
      <style:table-cell-properties fo:background-color="#ffffff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Feuille1" table:style-name="ta1" table:print="false"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ce4"/>
        <table:table-column table:style-name="co7" table:default-cell-style-name="Excel_20_Built-in_20_Normal"/>
        <table:table-column table:style-name="co9" table:default-cell-style-name="Default"/>
        <table:table-row table:style-name="ro2">
          <table:table-cell table:style-name="ce1" office:value-type="string" table:number-columns-spanned="7" table:number-rows-spanned="1">
            <text:p>Validation CSS</text:p>
          </table:table-cell>
          <table:covered-table-cell table:number-columns-repeated="3"/>
          <table:covered-table-cell table:style-name="ce7"/>
          <table:covered-table-cell table:number-columns-repeated="2"/>
        </table:table-row>
        <table:table-row table:style-name="ro4">
          <table:table-cell table:style-name="ce2" office:value-type="string">
            <text:p>Catégorie</text:p>
          </table:table-cell>
          <table:table-cell table:style-name="ce2" office:value-type="string">
            <text:p>Problème identifié</text:p>
          </table:table-cell>
          <table:table-cell table:style-name="ce2" office:value-type="string">
            <text:p>Explication du problème</text:p>
          </table:table-cell>
          <table:table-cell table:style-name="ce2" office:value-type="string">
            <text:p>Bonne pratique à adopter</text:p>
          </table:table-cell>
          <table:table-cell table:style-name="ce2" office:value-type="string">
            <text:p>Action recommandée</text:p>
          </table:table-cell>
          <table:table-cell table:style-name="ce2" office:value-type="string">
            <text:p>Référence</text:p>
          </table:table-cell>
          <table:table-cell table:style-name="ce2" office:value-type="string">
            <text:p>page</text:p>
          </table:table-cell>
        </table:table-row>
        <table:table-row table:style-name="ro4">
          <table:table-cell office:value-type="string">
            <text:p>Validation CSS</text:p>
          </table:table-cell>
          <table:table-cell office:value-type="string">
            <text:p>min-device-width/max-device-width css</text:p>
          </table:table-cell>
          <table:table-cell office:value-type="string">
            <text:p>Bootstrap/style.css ; obsolète</text:p>
          </table:table-cell>
          <table:table-cell office:value-type="string">
            <text:p>Remplacer par min-width/max-width</text:p>
          </table:table-cell>
          <table:table-cell office:value-type="string">
            <text:p>Modification incluse</text:p>
          </table:table-cell>
          <table:table-cell office:value-type="string">
            <text:p>Jigsaw</text:p>
          </table:table-cell>
          <table:table-cell office:value-type="string">
            <text:p>Index</text:p>
          </table:table-cell>
        </table:table-row>
        <table:table-row table:style-name="ro4">
          <table:table-cell table:style-name="ce3" office:value-type="string">
            <text:p>Validation CSS</text:p>
          </table:table-cell>
          <table:table-cell office:value-type="string">
            <text:p>constant(safe-area-inset-left/right)</text:p>
          </table:table-cell>
          <table:table-cell office:value-type="string">
            <text:p>Erroné n'est pas une valeur de padding-left/right</text:p>
          </table:table-cell>
          <table:table-cell office:value-type="string">
            <text:p>Adapter une valeur</text:p>
          </table:table-cell>
          <table:table-cell office:value-type="string">
            <text:p>Modification incluse</text:p>
          </table:table-cell>
          <table:table-cell office:value-type="string">
            <text:p>Jigsaw</text:p>
          </table:table-cell>
          <table:table-cell office:value-type="string">
            <text:p>Index</text:p>
          </table:table-cell>
        </table:table-row>
        <table:table-row table:style-name="ro4">
          <table:table-cell table:style-name="ce3" office:value-type="string">
            <text:p>Validation CSS</text:p>
          </table:table-cell>
          <table:table-cell office:value-type="string">
            <text:p>progid:DXImageTransform.Microsoft.</text:p>
          </table:table-cell>
          <table:table-cell office:value-type="string">
            <text:p>Problème de syntaxe sur bootstrap</text:p>
          </table:table-cell>
          <table:table-cell table:style-name="ce7" table:number-columns-repeated="2"/>
          <table:table-cell office:value-type="string">
            <text:p>Jigsaw</text:p>
          </table:table-cell>
          <table:table-cell office:value-type="string">
            <text:p>Index</text:p>
          </table:table-cell>
        </table:table-row>
        <table:table-row table:style-name="ro4">
          <table:table-cell table:style-name="ce4"/>
          <table:table-cell office:value-type="string">
            <text:p>gradient(enabled=false) } <text:s/></text:p>
          </table:table-cell>
          <table:table-cell/>
          <table:table-cell table:style-name="ce3" office:value-type="string">
            <text:p><text:s text:c="2"/>; à ajouter </text:p>
          </table:table-cell>
          <table:table-cell office:value-type="string">
            <text:p>Modification incluse</text:p>
          </table:table-cell>
          <table:table-cell office:value-type="string">
            <text:p>Jigsaw</text:p>
          </table:table-cell>
          <table:table-cell office:value-type="string">
            <text:p>Index</text:p>
          </table:table-cell>
        </table:table-row>
        <table:table-row table:style-name="ro4">
          <table:table-cell office:value-type="string">
            <text:p>Validation CSS</text:p>
          </table:table-cell>
          <table:table-cell office:value-type="string">
            <text:p>style css dans html</text:p>
          </table:table-cell>
          <table:table-cell office:value-type="string">
            <text:p>Maintenabilité</text:p>
          </table:table-cell>
          <table:table-cell office:value-type="string">
            <text:p>Rapatrier les styles dans les feuilles css</text:p>
          </table:table-cell>
          <table:table-cell/>
          <table:table-cell office:value-type="string">
            <text:p>inspecteur</text:p>
          </table:table-cell>
          <table:table-cell office:value-type="string">
            <text:p>Index </text:p>
          </table:table-cell>
        </table:table-row>
        <table:table-row table:style-name="ro4">
          <table:table-cell table:style-name="ce3" office:value-type="string">
            <text:p>Validation CSS</text:p>
          </table:table-cell>
          <table:table-cell table:style-name="ce4" office:value-type="string">
            <text:p>Zone « toggle navigation » <text:s/>page 2</text:p>
          </table:table-cell>
          <table:table-cell office:value-type="string">
            <text:p>Plusieurs ressources css inaccessible en page2</text:p>
          </table:table-cell>
          <table:table-cell office:value-type="string">
            <text:p>Mettre la bonne adresse</text:p>
          </table:table-cell>
          <table:table-cell office:value-type="string">
            <text:p>Modification incluse</text:p>
          </table:table-cell>
          <table:table-cell office:value-type="string">
            <text:p>inspecteur</text:p>
          </table:table-cell>
          <table:table-cell office:value-type="string">
            <text:p>P2</text:p>
          </table:table-cell>
        </table:table-row>
        <table:table-row table:style-name="ro2">
          <table:table-cell table:style-name="ce5" office:value-type="string" table:number-columns-spanned="7" table:number-rows-spanned="1">
            <text:p>Validation HTML</text:p>
          </table:table-cell>
          <table:covered-table-cell table:number-columns-repeated="6"/>
        </table:table-row>
        <table:table-row table:style-name="ro4">
          <table:table-cell table:style-name="ce2" office:value-type="string">
            <text:p>Catégorie</text:p>
          </table:table-cell>
          <table:table-cell table:style-name="ce2" office:value-type="string">
            <text:p>Problème identifié</text:p>
          </table:table-cell>
          <table:table-cell table:style-name="ce2" office:value-type="string">
            <text:p>Explication du problème</text:p>
          </table:table-cell>
          <table:table-cell table:style-name="ce2" office:value-type="string">
            <text:p>Bonne pratique à adopter</text:p>
          </table:table-cell>
          <table:table-cell table:style-name="ce2" office:value-type="string">
            <text:p>Action recommandée</text:p>
          </table:table-cell>
          <table:table-cell table:style-name="ce2" office:value-type="string">
            <text:p>Référence</text:p>
          </table:table-cell>
          <table:table-cell table:style-name="ce2" office:value-type="string">
            <text:p>page</text:p>
          </table:table-cell>
        </table:table-row>
        <table:table-row table:style-name="ro4">
          <table:table-cell office:value-type="string">
            <text:p>Validation HTML</text:p>
          </table:table-cell>
          <table:table-cell office:value-type="string">
            <text:p>Propriété fail-msg/success-msg</text:p>
          </table:table-cell>
          <table:table-cell office:value-type="string">
            <text:p>La propriété n'existe pas</text:p>
          </table:table-cell>
          <table:table-cell office:value-type="string">
            <text:p>Doit être supprimer <text:s/></text:p>
          </table:table-cell>
          <table:table-cell office:value-type="string">
            <text:p>Modification incluse</text:p>
          </table:table-cell>
          <table:table-cell office:value-type="string">
            <text:p>NU</text:p>
          </table:table-cell>
          <table:table-cell office:value-type="string">
            <text:p>P2</text:p>
          </table:table-cell>
        </table:table-row>
        <table:table-row table:style-name="ro4">
          <table:table-cell office:value-type="string">
            <text:p>Validation HTML</text:p>
          </table:table-cell>
          <table:table-cell office:value-type="string">
            <text:p>Langage manquant ou invalide</text:p>
          </table:table-cell>
          <table:table-cell office:value-type="string">
            <text:p>Pas de langue pour les pages du site</text:p>
          </table:table-cell>
          <table:table-cell office:value-type="string">
            <text:p>Mettre la langue de la page </text:p>
          </table:table-cell>
          <table:table-cell office:value-type="string">
            <text:p>Modification incluse</text:p>
          </table:table-cell>
          <table:table-cell office:value-type="string">
            <text:p>Wave ; axe ; NU</text:p>
          </table:table-cell>
          <table:table-cell office:value-type="string">
            <text:p>Index ; P2</text:p>
          </table:table-cell>
        </table:table-row>
        <table:table-row table:style-name="ro2">
          <table:table-cell table:style-name="ce1" office:value-type="string" table:number-columns-spanned="7" table:number-rows-spanned="1">
            <text:p>Performance</text:p>
          </table:table-cell>
          <table:covered-table-cell table:number-columns-repeated="3" table:style-name="ce6"/>
          <table:covered-table-cell table:style-name="ce8"/>
          <table:covered-table-cell table:style-name="ce6"/>
          <table:covered-table-cell table:style-name="ce12"/>
        </table:table-row>
        <table:table-row table:style-name="ro4">
          <table:table-cell table:style-name="ce2" office:value-type="string">
            <text:p>Catégorie</text:p>
          </table:table-cell>
          <table:table-cell table:style-name="ce2" office:value-type="string">
            <text:p>Problème identifié</text:p>
          </table:table-cell>
          <table:table-cell table:style-name="ce2" office:value-type="string">
            <text:p>Explication du problème</text:p>
          </table:table-cell>
          <table:table-cell table:style-name="ce2" office:value-type="string">
            <text:p>Bonne pratique à adopter</text:p>
          </table:table-cell>
          <table:table-cell table:style-name="ce2" office:value-type="string">
            <text:p>Action recommandée</text:p>
          </table:table-cell>
          <table:table-cell table:style-name="ce2" office:value-type="string">
            <text:p>Référence</text:p>
          </table:table-cell>
          <table:table-cell table:style-name="ce2" office:value-type="string">
            <text:p>page</text:p>
          </table:table-cell>
        </table:table-row>
        <table:table-row table:style-name="ro4">
          <table:table-cell office:value-type="string">
            <text:p>Performance</text:p>
          </table:table-cell>
          <table:table-cell office:value-type="string">
            <text:p>Script/ressources bloquant le rendu </text:p>
          </table:table-cell>
          <table:table-cell office:value-type="string">
            <text:p>Bloque le premier rendu de page/pas d'attribut defer ou async</text:p>
          </table:table-cell>
          <table:table-cell office:value-type="string">
            <text:p>Déplacer les script/ajouter des attributs </text:p>
          </table:table-cell>
          <table:table-cell table:style-name="ce9" office:value-type="string">
            <text:p>choisie </text:p>
          </table:table-cell>
          <table:table-cell office:value-type="string">
            <text:p>web.dev</text:p>
          </table:table-cell>
          <table:table-cell office:value-type="string">
            <text:p>Index</text:p>
          </table:table-cell>
        </table:table-row>
        <table:table-row table:style-name="ro4">
          <table:table-cell office:value-type="string">
            <text:p>Performance</text:p>
          </table:table-cell>
          <table:table-cell office:value-type="string">
            <text:p>Fichiers/Ressources bloquant le rendu</text:p>
          </table:table-cell>
          <table:table-cell office:value-type="string">
            <text:p>Sources coverage, multiples fichiers</text:p>
          </table:table-cell>
          <table:table-cell office:value-type="string">
            <text:p>Modifier les fichiers</text:p>
          </table:table-cell>
          <table:table-cell table:style-name="ce7"/>
          <table:table-cell office:value-type="string">
            <text:p>inspecteur</text:p>
          </table:table-cell>
          <table:table-cell office:value-type="string">
            <text:p>Index</text:p>
          </table:table-cell>
        </table:table-row>
        <table:table-row table:style-name="ro4">
          <table:table-cell office:value-type="string">
            <text:p>Performance</text:p>
          </table:table-cell>
          <table:table-cell office:value-type="string">
            <text:p>Format/taille/alt image non adéquate</text:p>
          </table:table-cell>
          <table:table-cell office:value-type="string">
            <text:p>Format/taille/alt non adapté</text:p>
          </table:table-cell>
          <table:table-cell office:value-type="string">
            <text:p>Modifier le format/adapter la taille/nom//lien/texte alt/...</text:p>
          </table:table-cell>
          <table:table-cell table:style-name="ce9" office:value-type="string">
            <text:p>choisie </text:p>
          </table:table-cell>
          <table:table-cell office:value-type="string">
            <text:p>web.dev ; dareboost</text:p>
          </table:table-cell>
          <table:table-cell office:value-type="string">
            <text:p>Index ; P2</text:p>
          </table:table-cell>
        </table:table-row>
        <table:table-row table:style-name="ro4">
          <table:table-cell office:value-type="string">
            <text:p>Performance</text:p>
          </table:table-cell>
          <table:table-cell office:value-type="string">
            <text:p>Lazy Loading présent</text:p>
          </table:table-cell>
          <table:table-cell office:value-type="string">
            <text:p>Certaines images sont chargées trop tôt</text:p>
          </table:table-cell>
          <table:table-cell office:value-type="string">
            <text:p>Attribut loading="lazy" a intégrer</text:p>
          </table:table-cell>
          <table:table-cell table:style-name="ce7"/>
          <table:table-cell office:value-type="string">
            <text:p>dareboost</text:p>
          </table:table-cell>
          <table:table-cell office:value-type="string">
            <text:p>Index</text:p>
          </table:table-cell>
        </table:table-row>
        <table:table-row table:style-name="ro4">
          <table:table-cell table:style-name="ce3" office:value-type="string">
            <text:p>Performance</text:p>
          </table:table-cell>
          <table:table-cell office:value-type="string">
            <text:p>Fichier de police d'écriture</text:p>
          </table:table-cell>
          <table:table-cell office:value-type="string">
            <text:p>Consomme du cache</text:p>
          </table:table-cell>
          <table:table-cell office:value-type="string">
            <text:p>Mettre un script google font</text:p>
          </table:table-cell>
          <table:table-cell table:style-name="ce7"/>
          <table:table-cell office:value-type="string">
            <text:p>dareboost</text:p>
          </table:table-cell>
          <table:table-cell/>
        </table:table-row>
        <table:table-row table:style-name="ro4">
          <table:table-cell office:value-type="string">
            <text:p>Performance</text:p>
          </table:table-cell>
          <table:table-cell office:value-type="string">
            <text:p>Fichier font awesome</text:p>
          </table:table-cell>
          <table:table-cell office:value-type="string">
            <text:p>Consomme du cache <text:s/></text:p>
          </table:table-cell>
          <table:table-cell office:value-type="string">
            <text:p>Mettre un script font awesome</text:p>
          </table:table-cell>
          <table:table-cell table:style-name="ce7"/>
          <table:table-cell office:value-type="string">
            <text:p>inspecteur</text:p>
          </table:table-cell>
          <table:table-cell office:value-type="string">
            <text:p>Index ; P2</text:p>
          </table:table-cell>
        </table:table-row>
        <table:table-row table:style-name="ro4">
          <table:table-cell office:value-type="string">
            <text:p>Performance</text:p>
          </table:table-cell>
          <table:table-cell office:value-type="string">
            <text:p>Politique de cache(site apache)/taille fichier</text:p>
          </table:table-cell>
          <table:table-cell office:value-type="string">
            <text:p>Diminuer la charge du serveur. Utiliser la compression de fichiers zip</text:p>
          </table:table-cell>
          <table:table-cell office:value-type="string">
            <text:p>Fichier .htaccess et config zip</text:p>
          </table:table-cell>
          <table:table-cell table:style-name="ce7"/>
          <table:table-cell office:value-type="string">
            <text:p>dareboost</text:p>
          </table:table-cell>
          <table:table-cell office:value-type="string">
            <text:p>Index ; P2</text:p>
          </table:table-cell>
        </table:table-row>
        <table:table-row table:style-name="ro4">
          <table:table-cell office:value-type="string">
            <text:p>Performance</text:p>
          </table:table-cell>
          <table:table-cell office:value-type="string">
            <text:p>Taille fichiers css </text:p>
          </table:table-cell>
          <table:table-cell office:value-type="string">
            <text:p>Taille importante</text:p>
          </table:table-cell>
          <table:table-cell office:value-type="string">
            <text:p>Minifier les ressources possible</text:p>
          </table:table-cell>
          <table:table-cell/>
          <table:table-cell office:value-type="string">
            <text:p>web.dev</text:p>
          </table:table-cell>
          <table:table-cell office:value-type="string">
            <text:p>Index ; P2</text:p>
          </table:table-cell>
        </table:table-row>
        <table:table-row table:style-name="ro2">
          <table:table-cell table:style-name="ce1" office:value-type="string" table:number-columns-spanned="7" table:number-rows-spanned="1">
            <text:p>Accessibilité</text:p>
          </table:table-cell>
          <table:covered-table-cell table:number-columns-repeated="3"/>
          <table:covered-table-cell table:style-name="ce7"/>
          <table:covered-table-cell table:number-columns-repeated="2"/>
        </table:table-row>
        <table:table-row table:style-name="ro4">
          <table:table-cell table:style-name="ce2" office:value-type="string">
            <text:p>Catégorie</text:p>
          </table:table-cell>
          <table:table-cell table:style-name="ce2" office:value-type="string">
            <text:p>Problème identifié</text:p>
          </table:table-cell>
          <table:table-cell table:style-name="ce2" office:value-type="string">
            <text:p>Explication du problème</text:p>
          </table:table-cell>
          <table:table-cell table:style-name="ce2" office:value-type="string">
            <text:p>Bonne pratique à adopter</text:p>
          </table:table-cell>
          <table:table-cell table:style-name="ce2" office:value-type="string">
            <text:p>Action recommandée</text:p>
          </table:table-cell>
          <table:table-cell table:style-name="ce2" office:value-type="string">
            <text:p>Référence</text:p>
          </table:table-cell>
          <table:table-cell table:style-name="ce2" office:value-type="string">
            <text:p>page</text:p>
          </table:table-cell>
        </table:table-row>
        <table:table-row table:style-name="ro4">
          <table:table-cell office:value-type="string">
            <text:p>Accessibilité</text:p>
          </table:table-cell>
          <table:table-cell office:value-type="string">
            <text:p>Pas de « for » label correspondant</text:p>
          </table:table-cell>
          <table:table-cell office:value-type="string">
            <text:p>Input et label non liés</text:p>
          </table:table-cell>
          <table:table-cell office:value-type="string">
            <text:p>Insérer les attributs correspondants et noms</text:p>
          </table:table-cell>
          <table:table-cell table:style-name="ce9" office:value-type="string">
            <text:p>choisie</text:p>
          </table:table-cell>
          <table:table-cell office:value-type="string">
            <text:p>Wave ; axe ; dareboost</text:p>
          </table:table-cell>
          <table:table-cell office:value-type="string">
            <text:p>P2</text:p>
          </table:table-cell>
        </table:table-row>
        <table:table-row table:style-name="ro4">
          <table:table-cell office:value-type="string">
            <text:p>Accessibilité</text:p>
          </table:table-cell>
          <table:table-cell office:value-type="string">
            <text:p>Niveau de titre</text:p>
          </table:table-cell>
          <table:table-cell office:value-type="string">
            <text:p>Un niveau de titre est oublié </text:p>
          </table:table-cell>
          <table:table-cell office:value-type="string">
            <text:p>Adapter le niveau du titre</text:p>
          </table:table-cell>
          <table:table-cell/>
          <table:table-cell office:value-type="string">
            <text:p>Wave ; axe ; </text:p>
          </table:table-cell>
          <table:table-cell office:value-type="string">
            <text:p>Index</text:p>
          </table:table-cell>
        </table:table-row>
        <table:table-row table:style-name="ro4">
          <table:table-cell office:value-type="string">
            <text:p>Accessibilité</text:p>
          </table:table-cell>
          <table:table-cell office:value-type="string">
            <text:p>Titre illisible/invisible</text:p>
          </table:table-cell>
          <table:table-cell office:value-type="string">
            <text:p>Titre invisible/black hat </text:p>
          </table:table-cell>
          <table:table-cell office:value-type="string">
            <text:p>Modifier le caractère black hat (adresse css)</text:p>
          </table:table-cell>
          <table:table-cell office:value-type="string">
            <text:p>Modification incluse</text:p>
          </table:table-cell>
          <table:table-cell office:value-type="string">
            <text:p>Wave <text:s/></text:p>
          </table:table-cell>
          <table:table-cell office:value-type="string">
            <text:p>P2</text:p>
          </table:table-cell>
        </table:table-row>
        <table:table-row table:style-name="ro4">
          <table:table-cell office:value-type="string">
            <text:p>Accessibilité</text:p>
          </table:table-cell>
          <table:table-cell office:value-type="string">
            <text:p>Taille de la police de certains éléments</text:p>
          </table:table-cell>
          <table:table-cell office:value-type="string">
            <text:p>Taille trop petite/black hat <text:s/></text:p>
          </table:table-cell>
          <table:table-cell office:value-type="string">
            <text:p>Modifier le caractère black hat</text:p>
          </table:table-cell>
          <table:table-cell table:style-name="ce9" office:value-type="string">
            <text:p>choisie</text:p>
          </table:table-cell>
          <table:table-cell office:value-type="string">
            <text:p>Wave ; axe ; web.dev NVDA</text:p>
          </table:table-cell>
          <table:table-cell office:value-type="string">
            <text:p>Index</text:p>
          </table:table-cell>
        </table:table-row>
        <table:table-row table:style-name="ro4">
          <table:table-cell office:value-type="string">
            <text:p>Accessibilité</text:p>
          </table:table-cell>
          <table:table-cell office:value-type="string">
            <text:p>Contraste</text:p>
          </table:table-cell>
          <table:table-cell office:value-type="string">
            <text:p>Pas assez de contraste </text:p>
          </table:table-cell>
          <table:table-cell office:value-type="string">
            <text:p>Adapter le contraste</text:p>
          </table:table-cell>
          <table:table-cell table:style-name="ce9" office:value-type="string">
            <text:p>choisie</text:p>
          </table:table-cell>
          <table:table-cell office:value-type="string">
            <text:p>Wave ; axe ; web.dev</text:p>
          </table:table-cell>
          <table:table-cell office:value-type="string">
            <text:p>Index ; P2</text:p>
          </table:table-cell>
        </table:table-row>
        <table:table-row table:style-name="ro4">
          <table:table-cell office:value-type="string">
            <text:p>Accessibilité</text:p>
          </table:table-cell>
          <table:table-cell office:value-type="string">
            <text:p>Texte alternatif d'image</text:p>
          </table:table-cell>
          <table:table-cell office:value-type="string">
            <text:p>Texte alternatif répété /black hat</text:p>
          </table:table-cell>
          <table:table-cell office:value-type="string">
            <text:p>Modifier le caractère black hat/adapter les alt au contenu</text:p>
          </table:table-cell>
          <table:table-cell office:value-type="string">
            <text:p>Modification incluse</text:p>
          </table:table-cell>
          <table:table-cell office:value-type="string">
            <text:p>Wave ; NVDA</text:p>
          </table:table-cell>
          <table:table-cell office:value-type="string">
            <text:p>Index</text:p>
          </table:table-cell>
        </table:table-row>
        <table:table-row table:style-name="ro4">
          <table:table-cell office:value-type="string">
            <text:p>Accessibilité</text:p>
          </table:table-cell>
          <table:table-cell office:value-type="string">
            <text:p>Liens redondants/vides</text:p>
          </table:table-cell>
          <table:table-cell office:value-type="string">
            <text:p>Lien répété sur la page/ ou vide </text:p>
          </table:table-cell>
          <table:table-cell office:value-type="string">
            <text:p>Adapter le lien ou supprimer</text:p>
          </table:table-cell>
          <table:table-cell/>
          <table:table-cell office:value-type="string">
            <text:p>Wave ; NVDA</text:p>
          </table:table-cell>
          <table:table-cell office:value-type="string">
            <text:p>Index ; P2</text:p>
          </table:table-cell>
        </table:table-row>
        <table:table-row table:style-name="ro4">
          <table:table-cell office:value-type="string">
            <text:p>Accessibilité</text:p>
          </table:table-cell>
          <table:table-cell table:style-name="ce4" office:value-type="string">
            <text:p>Navigation via tab ou d (via repère)</text:p>
          </table:table-cell>
          <table:table-cell office:value-type="string">
            <text:p>Contenu non imbriqué dans une région ARIA/navigation non visible</text:p>
          </table:table-cell>
          <table:table-cell table:style-name="ce4" office:value-type="string">
            <text:p>Créer navigation visible (outline) avec des régions aria</text:p>
          </table:table-cell>
          <table:table-cell/>
          <table:table-cell office:value-type="string">
            <text:p>NVDA</text:p>
          </table:table-cell>
          <table:table-cell office:value-type="string">
            <text:p>Index ; P2</text:p>
          </table:table-cell>
        </table:table-row>
        <table:table-row table:style-name="ro4">
          <table:table-cell office:value-type="string">
            <text:p>Accessibilité</text:p>
          </table:table-cell>
          <table:table-cell office:value-type="string">
            <text:p>Elément vide</text:p>
          </table:table-cell>
          <table:table-cell office:value-type="string">
            <text:p>Perturbe les lecteurs d’écrans &lt;li&gt; vide </text:p>
          </table:table-cell>
          <table:table-cell table:style-name="ce4" office:value-type="string">
            <text:p>Mettre un contenu et/ou l'attribut aria-hidden </text:p>
          </table:table-cell>
          <table:table-cell/>
          <table:table-cell office:value-type="string">
            <text:p>dareboost ; NVDA</text:p>
          </table:table-cell>
          <table:table-cell office:value-type="string">
            <text:p>Index ; P2</text:p>
          </table:table-cell>
        </table:table-row>
        <table:table-row table:style-name="ro4">
          <table:table-cell office:value-type="string">
            <text:p>Accessibilité</text:p>
          </table:table-cell>
          <table:table-cell table:style-name="ce4" office:value-type="string">
            <text:p>Les br source de confusion ou frustration</text:p>
          </table:table-cell>
          <table:table-cell office:value-type="string">
            <text:p>NVDA lit les br pour rien, pas de contenu associé</text:p>
          </table:table-cell>
          <table:table-cell table:style-name="ce4" office:value-type="string">
            <text:p>Les enlever</text:p>
          </table:table-cell>
          <table:table-cell table:style-name="ce10"/>
          <table:table-cell office:value-type="string">
            <text:p>NVDA</text:p>
          </table:table-cell>
          <table:table-cell office:value-type="string">
            <text:p>Index</text:p>
          </table:table-cell>
        </table:table-row>
        <table:table-row table:style-name="ro4">
          <table:table-cell office:value-type="string">
            <text:p>Accessibilité</text:p>
          </table:table-cell>
          <table:table-cell table:style-name="ce4" office:value-type="string">
            <text:p>Formulaire non clair</text:p>
          </table:table-cell>
          <table:table-cell office:value-type="string">
            <text:p>Pas d'explication de champ</text:p>
          </table:table-cell>
          <table:table-cell table:style-name="ce4" office:value-type="string">
            <text:p>Expliquez le but de chaque champ de formulaire</text:p>
          </table:table-cell>
          <table:table-cell table:style-name="ce10"/>
          <table:table-cell office:value-type="string">
            <text:p>dareboost</text:p>
          </table:table-cell>
          <table:table-cell office:value-type="string">
            <text:p>P2</text:p>
          </table:table-cell>
        </table:table-row>
        <table:table-row table:style-name="ro4">
          <table:table-cell/>
          <table:table-cell table:style-name="ce4"/>
          <table:table-cell/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1" office:value-type="string" table:number-columns-spanned="7" table:number-rows-spanned="1">
            <text:p>SEO/Accessibilité</text:p>
          </table:table-cell>
          <table:covered-table-cell table:style-name="ce4"/>
          <table:covered-table-cell/>
          <table:covered-table-cell table:style-name="ce4"/>
          <table:covered-table-cell table:style-name="ce11"/>
          <table:covered-table-cell table:number-columns-repeated="2"/>
        </table:table-row>
        <table:table-row table:style-name="ro4">
          <table:table-cell table:style-name="ce2" office:value-type="string">
            <text:p>Catégorie</text:p>
          </table:table-cell>
          <table:table-cell table:style-name="ce2" office:value-type="string">
            <text:p>Problème identifié</text:p>
          </table:table-cell>
          <table:table-cell table:style-name="ce2" office:value-type="string">
            <text:p>Explication du problème</text:p>
          </table:table-cell>
          <table:table-cell table:style-name="ce2" office:value-type="string">
            <text:p>Bonne pratique à adopter</text:p>
          </table:table-cell>
          <table:table-cell table:style-name="ce2" office:value-type="string">
            <text:p>Action recommandée</text:p>
          </table:table-cell>
          <table:table-cell table:style-name="ce2" office:value-type="string">
            <text:p>Référence</text:p>
          </table:table-cell>
          <table:table-cell table:style-name="ce2" office:value-type="string">
            <text:p>page</text:p>
          </table:table-cell>
        </table:table-row>
        <table:table-row table:style-name="ro4">
          <table:table-cell office:value-type="string">
            <text:p>SEO/Accessibilité</text:p>
          </table:table-cell>
          <table:table-cell table:style-name="ce4" office:value-type="string">
            <text:p>Texte sous forme d'image/responsive</text:p>
          </table:table-cell>
          <table:table-cell office:value-type="string">
            <text:p>Non référencé(mots clefs)/obstacles à l'accessibilité/smartphone</text:p>
          </table:table-cell>
          <table:table-cell table:style-name="ce4" office:value-type="string">
            <text:p>Créer les textes</text:p>
          </table:table-cell>
          <table:table-cell table:style-name="ce9" office:value-type="string">
            <text:p>choisie</text:p>
          </table:table-cell>
          <table:table-cell office:value-type="string">
            <text:p>inspecteur</text:p>
          </table:table-cell>
          <table:table-cell office:value-type="string">
            <text:p>Index</text:p>
          </table:table-cell>
        </table:table-row>
        <table:table-row table:style-name="ro4">
          <table:table-cell office:value-type="string">
            <text:p>SEO/Accessibilité</text:p>
          </table:table-cell>
          <table:table-cell table:style-name="ce4" office:value-type="string">
            <text:p>Manque de structure sémantique</text:p>
          </table:table-cell>
          <table:table-cell office:value-type="string">
            <text:p>Compréhension moteur de recherche et T.A d' accessibilité</text:p>
          </table:table-cell>
          <table:table-cell table:style-name="ce4" office:value-type="string">
            <text:p>Ajout de balise sémantique</text:p>
          </table:table-cell>
          <table:table-cell table:style-name="ce9" office:value-type="string">
            <text:p>choisie</text:p>
          </table:table-cell>
          <table:table-cell office:value-type="string">
            <text:p>inspecteur</text:p>
          </table:table-cell>
          <table:table-cell office:value-type="string">
            <text:p>Index ; P2</text:p>
          </table:table-cell>
        </table:table-row>
        <table:table-row table:style-name="ro4">
          <table:table-cell office:value-type="string">
            <text:p>SEO/Accessibilité</text:p>
          </table:table-cell>
          <table:table-cell office:value-type="string">
            <text:p>Titres non-cohérents liens</text:p>
          </table:table-cell>
          <table:table-cell table:style-name="ce4" office:value-type="string">
            <text:p>Texte non adapté au contenu (liste annuaire + partenaires)</text:p>
          </table:table-cell>
          <table:table-cell table:style-name="ce4" office:value-type="string">
            <text:p>Adapter le texte pour améliorer le référencement</text:p>
          </table:table-cell>
          <table:table-cell table:style-name="ce10"/>
          <table:table-cell office:value-type="string">
            <text:p>dareboost ; NVDA</text:p>
          </table:table-cell>
          <table:table-cell office:value-type="string">
            <text:p>Index</text:p>
          </table:table-cell>
        </table:table-row>
        <table:table-row table:style-name="ro2">
          <table:table-cell table:style-name="ce1" office:value-type="string" table:number-columns-spanned="7" table:number-rows-spanned="1">
            <text:p>SEO</text:p>
          </table:table-cell>
          <table:covered-table-cell table:number-columns-repeated="3"/>
          <table:covered-table-cell table:style-name="ce7"/>
          <table:covered-table-cell table:number-columns-repeated="2"/>
        </table:table-row>
        <table:table-row table:style-name="ro4">
          <table:table-cell table:style-name="ce2" office:value-type="string">
            <text:p>Catégorie</text:p>
          </table:table-cell>
          <table:table-cell table:style-name="ce2" office:value-type="string">
            <text:p>Problème identifié</text:p>
          </table:table-cell>
          <table:table-cell table:style-name="ce2" office:value-type="string">
            <text:p>Explication du problème</text:p>
          </table:table-cell>
          <table:table-cell table:style-name="ce2" office:value-type="string">
            <text:p>Bonne pratique à adopter</text:p>
          </table:table-cell>
          <table:table-cell table:style-name="ce2" office:value-type="string">
            <text:p>Action recommandée</text:p>
          </table:table-cell>
          <table:table-cell table:style-name="ce2" office:value-type="string">
            <text:p>Référence</text:p>
          </table:table-cell>
          <table:table-cell table:style-name="ce2" office:value-type="string">
            <text:p>page</text:p>
          </table:table-cell>
        </table:table-row>
        <table:table-row table:style-name="ro4">
          <table:table-cell office:value-type="string">
            <text:p>SEO</text:p>
          </table:table-cell>
          <table:table-cell table:style-name="ce4" office:value-type="string">
            <text:p>Absence fichier sitemap</text:p>
          </table:table-cell>
          <table:table-cell office:value-type="string">
            <text:p>IL présente l'architecture générale d'un site web</text:p>
          </table:table-cell>
          <table:table-cell table:style-name="ce4" office:value-type="string">
            <text:p>L'installer via google search console au besoin</text:p>
          </table:table-cell>
          <table:table-cell table:style-name="ce10"/>
          <table:table-cell office:value-type="string">
            <text:p>inspecteur</text:p>
          </table:table-cell>
          <table:table-cell office:value-type="string">
            <text:p>Index ; P2</text:p>
          </table:table-cell>
        </table:table-row>
        <table:table-row table:style-name="ro4">
          <table:table-cell office:value-type="string">
            <text:p>SEO</text:p>
          </table:table-cell>
          <table:table-cell office:value-type="string">
            <text:p>Pas de fil d'Ariane/fichier js</text:p>
          </table:table-cell>
          <table:table-cell table:style-name="ce4" office:value-type="string">
            <text:p>Rappelle l’emplacement d’une page dans l’arborescence </text:p>
          </table:table-cell>
          <table:table-cell table:style-name="ce4" office:value-type="string">
            <text:p>L'installer au besoin</text:p>
          </table:table-cell>
          <table:table-cell table:style-name="ce10"/>
          <table:table-cell office:value-type="string">
            <text:p>dareboost</text:p>
          </table:table-cell>
          <table:table-cell office:value-type="string">
            <text:p>P2</text:p>
          </table:table-cell>
        </table:table-row>
        <table:table-row table:style-name="ro4">
          <table:table-cell office:value-type="string">
            <text:p>SEO</text:p>
          </table:table-cell>
          <table:table-cell office:value-type="string">
            <text:p>Taille totale des paragraphes + mots clefs</text:p>
          </table:table-cell>
          <table:table-cell office:value-type="string">
            <text:p>Règle SEO sur la taille des paragraphe</text:p>
          </table:table-cell>
          <table:table-cell table:style-name="ce4" office:value-type="string">
            <text:p>Taille 400 mots par page minimum</text:p>
          </table:table-cell>
          <table:table-cell table:style-name="ce10"/>
          <table:table-cell office:value-type="string">
            <text:p>inspecteur</text:p>
          </table:table-cell>
          <table:table-cell office:value-type="string">
            <text:p>Index ; P2</text:p>
          </table:table-cell>
        </table:table-row>
        <table:table-row table:style-name="ro4">
          <table:table-cell office:value-type="string">
            <text:p>SEO</text:p>
          </table:table-cell>
          <table:table-cell office:value-type="string">
            <text:p>Contenu de la balise titre</text:p>
          </table:table-cell>
          <table:table-cell office:value-type="string">
            <text:p>C'est un point ou page2 (nom non explicite)</text:p>
          </table:table-cell>
          <table:table-cell office:value-type="string">
            <text:p>Mettre un titre 70 caractères max selon le contenu</text:p>
          </table:table-cell>
          <table:table-cell table:style-name="ce9" office:value-type="string">
            <text:p>choisie</text:p>
          </table:table-cell>
          <table:table-cell office:value-type="string">
            <text:p>inspecteur ; NVDA</text:p>
          </table:table-cell>
          <table:table-cell office:value-type="string">
            <text:p>Index ; P2</text:p>
          </table:table-cell>
        </table:table-row>
        <table:table-row table:style-name="ro4">
          <table:table-cell office:value-type="string">
            <text:p>SEO</text:p>
          </table:table-cell>
          <table:table-cell office:value-type="string">
            <text:p>Pas de méta-description</text:p>
          </table:table-cell>
          <table:table-cell table:style-name="ce4" office:value-type="string">
            <text:p>C'est un élément fondamental du référencement </text:p>
          </table:table-cell>
          <table:table-cell office:value-type="string">
            <text:p>Méta description 132 et 160 caractères</text:p>
          </table:table-cell>
          <table:table-cell table:style-name="ce9" office:value-type="string">
            <text:p>choisie</text:p>
          </table:table-cell>
          <table:table-cell office:value-type="string">
            <text:p>web.dev ; NVDA ; dareboost</text:p>
          </table:table-cell>
          <table:table-cell office:value-type="string">
            <text:p>Index ; P2</text:p>
          </table:table-cell>
        </table:table-row>
        <table:table-row table:style-name="ro4">
          <table:table-cell office:value-type="string">
            <text:p>SEO</text:p>
          </table:table-cell>
          <table:table-cell office:value-type="string">
            <text:p>Cibles tactiles</text:p>
          </table:table-cell>
          <table:table-cell office:value-type="string">
            <text:p>Taille non optimisée des cibles tactiles</text:p>
          </table:table-cell>
          <table:table-cell office:value-type="string">
            <text:p>Ajuster la taille des cibles tactiles</text:p>
          </table:table-cell>
          <table:table-cell table:style-name="ce10"/>
          <table:table-cell office:value-type="string">
            <text:p>web.dev</text:p>
          </table:table-cell>
          <table:table-cell office:value-type="string">
            <text:p>Index</text:p>
          </table:table-cell>
        </table:table-row>
        <table:table-row table:style-name="ro4">
          <table:table-cell office:value-type="string">
            <text:p>SEO</text:p>
          </table:table-cell>
          <table:table-cell office:value-type="string">
            <text:p>Absence du fichier robots.txt/balise robots</text:p>
          </table:table-cell>
          <table:table-cell office:value-type="string">
            <text:p>Fichier interprété pour le référencement du site</text:p>
          </table:table-cell>
          <table:table-cell office:value-type="string">
            <text:p>Mettre en place le fichier</text:p>
          </table:table-cell>
          <table:table-cell table:style-name="ce10"/>
          <table:table-cell office:value-type="string">
            <text:p>dareboost</text:p>
          </table:table-cell>
          <table:table-cell office:value-type="string">
            <text:p>Index ; P2</text:p>
          </table:table-cell>
        </table:table-row>
        <table:table-row table:style-name="ro4">
          <table:table-cell office:value-type="string">
            <text:p>SEO</text:p>
          </table:table-cell>
          <table:table-cell office:value-type="string">
            <text:p>Liens réseaux sociaux/Open Graph</text:p>
          </table:table-cell>
          <table:table-cell office:value-type="string">
            <text:p>Pas d'aide de référencement ni de liens pour les réseaux sociaux</text:p>
          </table:table-cell>
          <table:table-cell office:value-type="string">
            <text:p>Utiliser les propriétés OG et modifier les liens</text:p>
          </table:table-cell>
          <table:table-cell table:style-name="ce9" office:value-type="string">
            <text:p>choisie</text:p>
          </table:table-cell>
          <table:table-cell office:value-type="string">
            <text:p>dareboost</text:p>
          </table:table-cell>
          <table:table-cell office:value-type="string">
            <text:p>Index ; P2</text:p>
          </table:table-cell>
        </table:table-row>
        <table:table-row table:style-name="ro4">
          <table:table-cell office:value-type="string">
            <text:p>SEO</text:p>
          </table:table-cell>
          <table:table-cell office:value-type="string">
            <text:p>Mot clé !important/black hat</text:p>
          </table:table-cell>
          <table:table-cell office:value-type="string">
            <text:p>Pénalisé au-delà de 10 utilisations (32 fois)</text:p>
          </table:table-cell>
          <table:table-cell office:value-type="string">
            <text:p>Supprimer les inutiles</text:p>
          </table:table-cell>
          <table:table-cell table:style-name="ce7"/>
          <table:table-cell office:value-type="string">
            <text:p>dareboost</text:p>
          </table:table-cell>
          <table:table-cell office:value-type="string">
            <text:p>Index</text:p>
          </table:table-cell>
        </table:table-row>
      </table:table>
      <table:table table:name="Feuille2" table:style-name="ta1" table:print="false">
        <table:table-column table:style-name="co8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3">13/10/2021</text:date>, <text:time>02:4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2T21:07:41.54</meta:creation-date>
    <dc:date>2021-10-13T02:47:00.08</dc:date>
    <meta:editing-duration>PT11M13S</meta:editing-duration>
    <meta:editing-cycles>7</meta:editing-cycles>
    <meta:generator>OpenOffice/4.1.7$Win32 OpenOffice.org_project/417m1$Build-9800</meta:generator>
    <meta:document-statistic meta:table-count="3" meta:cell-count="296" meta:object-count="0"/>
  </office:meta>
</office:document-meta>
</file>